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b2b2b2"/>
      <style:text-properties fo:color="#ffffff"/>
    </style:style>
    <style:style style:name="ce2" style:family="table-cell" style:parent-style-name="Default">
      <style:table-cell-properties fo:border="0.74pt solid #b2b2b2"/>
    </style:style>
    <style:style style:name="ce3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order="0.74pt solid #b2b2b2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OP" table:style-name="ta1">
        <table:shapes>
          <draw:frame draw:z-index="0" draw:style-name="gr1" draw:text-style-name="P1" svg:width="398.95pt" svg:height="230.4pt" svg:x="114.01pt" svg:y="213.14pt">
            <loext:p draw:notify-on-update-of-ranges="NOOP.D3:NOOP.D8 NOOP.H3:NOOP.H8 NOOP.I3:NOOP.I8 NOOP.I3:NOOP.I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98.95pt" svg:height="230.4pt" svg:x="518.37pt" svg:y="210.05pt">
            <loext:p draw:notify-on-update-of-ranges="NOOP.D3:NOOP.D8 NOOP.M3:NOOP.M8 NOOP.N3:NOOP.N8 NOOP.N3:NOOP.N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398.95pt" svg:height="230.4pt" svg:x="123.36pt" svg:y="438.94pt">
            <loext:p draw:notify-on-update-of-ranges="NOOP.D3:NOOP.D8 NOOP.H9:NOOP.H14 NOOP.I9:NOOP.I14 NOOP.I9:NOOP.I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98.95pt" svg:height="230.4pt" svg:x="537.11pt" svg:y="440.45pt">
            <loext:p draw:notify-on-update-of-ranges="NOOP.D3:NOOP.D8 NOOP.M9:NOOP.M14 NOOP.N9:NOOP.N14 NOOP.N9:NOOP.N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ce2"/>
        <table:table-column table:style-name="co2" table:default-cell-style-name="ce4"/>
        <table:table-column table:style-name="co2" table:number-columns-repeated="4" table:default-cell-style-name="ce2"/>
        <table:table-column table:style-name="co2" table:default-cell-style-name="ce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d_typ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2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latency</text:p>
          </table:table-cell>
          <table:table-cell table:style-name="ce1" table:number-columns-repeated="2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2" calcext:value-type="float">
            <text:p>2</text:p>
          </table:table-cell>
          <table:table-cell office:value-type="float" office:value="66764" calcext:value-type="float">
            <text:p>66764</text:p>
          </table:table-cell>
          <table:table-cell office:value-type="float" office:value="68081" calcext:value-type="float">
            <text:p>68081</text:p>
          </table:table-cell>
          <table:table-cell office:value-type="float" office:value="61933" calcext:value-type="float">
            <text:p>61933</text:p>
          </table:table-cell>
          <table:table-cell table:formula="of:=AVERAGE([.E3:.G3])/1000" office:value-type="float" office:value="65.5926666666667" calcext:value-type="float">
            <text:p>65.5926666667</text:p>
          </table:table-cell>
          <table:table-cell table:formula="of:=STDEV([.E3:.G3])/1000" office:value-type="float" office:value="3.23704994297792" calcext:value-type="float">
            <text:p>3.237049943</text:p>
          </table:table-cell>
          <table:table-cell table:number-columns-repeated="3" office:value-type="float" office:value="145754" calcext:value-type="float">
            <text:p>145754</text:p>
          </table:table-cell>
          <table:table-cell table:formula="of:=AVERAGE([.J3:.L3])/1000" office:value-type="float" office:value="145.754" calcext:value-type="float">
            <text:p>145.754</text:p>
          </table:table-cell>
          <table:table-cell table:formula="of:=STDEV([.J3:.L3])/10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4" calcext:value-type="float">
            <text:p>4</text:p>
          </table:table-cell>
          <table:table-cell office:value-type="float" office:value="57100" calcext:value-type="float">
            <text:p>57100</text:p>
          </table:table-cell>
          <table:table-cell office:value-type="float" office:value="61933" calcext:value-type="float">
            <text:p>61933</text:p>
          </table:table-cell>
          <table:table-cell office:value-type="float" office:value="72966" calcext:value-type="float">
            <text:p>72966</text:p>
          </table:table-cell>
          <table:table-cell table:formula="of:=AVERAGE([.E4:.G4])/1000" office:value-type="float" office:value="63.9996666666667" calcext:value-type="float">
            <text:p>63.9996666667</text:p>
          </table:table-cell>
          <table:table-cell table:formula="of:=STDEV([.E4:.G4])/1000" office:value-type="float" office:value="8.13239339514102" calcext:value-type="float">
            <text:p>8.1323933951</text:p>
          </table:table-cell>
          <table:table-cell office:value-type="float" office:value="297798" calcext:value-type="float">
            <text:p>297798</text:p>
          </table:table-cell>
          <table:table-cell table:number-columns-repeated="2" office:value-type="float" office:value="296749" calcext:value-type="float">
            <text:p>296749</text:p>
          </table:table-cell>
          <table:table-cell table:formula="of:=AVERAGE([.J4:.L4])/1000" office:value-type="float" office:value="297.098666666667" calcext:value-type="float">
            <text:p>297.0986666667</text:p>
          </table:table-cell>
          <table:table-cell table:formula="of:=STDEV([.J4:.L4])/1000" office:value-type="float" office:value="0.605640432379918" calcext:value-type="float">
            <text:p>0.6056404324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8" calcext:value-type="float">
            <text:p>8</text:p>
          </table:table-cell>
          <table:table-cell office:value-type="float" office:value="77281" calcext:value-type="float">
            <text:p>77281</text:p>
          </table:table-cell>
          <table:table-cell office:value-type="float" office:value="83407" calcext:value-type="float">
            <text:p>83407</text:p>
          </table:table-cell>
          <table:table-cell office:value-type="float" office:value="72533" calcext:value-type="float">
            <text:p>72533</text:p>
          </table:table-cell>
          <table:table-cell table:formula="of:=AVERAGE([.E5:.G5])/1000" office:value-type="float" office:value="77.7403333333333" calcext:value-type="float">
            <text:p>77.7403333333</text:p>
          </table:table-cell>
          <table:table-cell table:formula="of:=STDEV([.E5:.G5])/1000" office:value-type="float" office:value="5.45153275082644" calcext:value-type="float">
            <text:p>5.4515327508</text:p>
          </table:table-cell>
          <table:table-cell office:value-type="float" office:value="640684" calcext:value-type="float">
            <text:p>640684</text:p>
          </table:table-cell>
          <table:table-cell office:value-type="float" office:value="673190" calcext:value-type="float">
            <text:p>673190</text:p>
          </table:table-cell>
          <table:table-cell office:value-type="float" office:value="680529" calcext:value-type="float">
            <text:p>680529</text:p>
          </table:table-cell>
          <table:table-cell table:formula="of:=AVERAGE([.J5:.L5])/1000" office:value-type="float" office:value="664.801" calcext:value-type="float">
            <text:p>664.801</text:p>
          </table:table-cell>
          <table:table-cell table:formula="of:=STDEV([.J5:.L5])/1000" office:value-type="float" office:value="21.205836390013" calcext:value-type="float">
            <text:p>21.2058363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16" calcext:value-type="float">
            <text:p>16</text:p>
          </table:table-cell>
          <table:table-cell office:value-type="float" office:value="65977" calcext:value-type="float">
            <text:p>65977</text:p>
          </table:table-cell>
          <table:table-cell office:value-type="float" office:value="73081" calcext:value-type="float">
            <text:p>73081</text:p>
          </table:table-cell>
          <table:table-cell office:value-type="float" office:value="72739" calcext:value-type="float">
            <text:p>72739</text:p>
          </table:table-cell>
          <table:table-cell table:formula="of:=AVERAGE([.E6:.G6])/1000" office:value-type="float" office:value="70.599" calcext:value-type="float">
            <text:p>70.599</text:p>
          </table:table-cell>
          <table:table-cell table:formula="of:=STDEV([.E6:.G6])/1000" office:value-type="float" office:value="4.00642034739242" calcext:value-type="float">
            <text:p>4.0064203474</text:p>
          </table:table-cell>
          <table:table-cell office:value-type="float" office:value="2359303" calcext:value-type="float">
            <text:p>2359303</text:p>
          </table:table-cell>
          <table:table-cell office:value-type="float" office:value="3118473" calcext:value-type="float">
            <text:p>3118473</text:p>
          </table:table-cell>
          <table:table-cell office:value-type="float" office:value="2131237" calcext:value-type="float">
            <text:p>2131237</text:p>
          </table:table-cell>
          <table:table-cell table:formula="of:=AVERAGE([.J6:.L6])/1000" office:value-type="float" office:value="2536.33766666667" calcext:value-type="float">
            <text:p>2536.3376666667</text:p>
          </table:table-cell>
          <table:table-cell table:formula="of:=STDEV([.J6:.L6])/1000" office:value-type="float" office:value="516.879758575757" calcext:value-type="float">
            <text:p>516.879758575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5860" calcext:value-type="float">
            <text:p>65860</text:p>
          </table:table-cell>
          <table:table-cell office:value-type="float" office:value="72544" calcext:value-type="float">
            <text:p>72544</text:p>
          </table:table-cell>
          <table:table-cell table:formula="of:=AVERAGE([.E7:.G7])/1000" office:value-type="float" office:value="68.088" calcext:value-type="float">
            <text:p>68.088</text:p>
          </table:table-cell>
          <table:table-cell table:formula="of:=STDEV([.E7:.G7])/1000" office:value-type="float" office:value="3.85900919926346" calcext:value-type="float">
            <text:p>3.8590091993</text:p>
          </table:table-cell>
          <table:table-cell table:number-columns-repeated="2" office:value-type="float" office:value="5866803" calcext:value-type="float">
            <text:p>5866803</text:p>
          </table:table-cell>
          <table:table-cell office:value-type="float" office:value="5622478" calcext:value-type="float">
            <text:p>5622478</text:p>
          </table:table-cell>
          <table:table-cell table:formula="of:=AVERAGE([.J7:.L7])/1000" office:value-type="float" office:value="5785.36133333333" calcext:value-type="float">
            <text:p>5785.3613333333</text:p>
          </table:table-cell>
          <table:table-cell table:formula="of:=STDEV([.J7:.L7])/1000" office:value-type="float" office:value="141.061104519755" calcext:value-type="float">
            <text:p>141.061104519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SFQ</text:p>
          </table:table-cell>
          <table:table-cell office:value-type="float" office:value="64" calcext:value-type="float">
            <text:p>64</text:p>
          </table:table-cell>
          <table:table-cell office:value-type="float" office:value="54698" calcext:value-type="float">
            <text:p>54698</text:p>
          </table:table-cell>
          <table:table-cell office:value-type="float" office:value="95437" calcext:value-type="float">
            <text:p>95437</text:p>
          </table:table-cell>
          <table:table-cell office:value-type="float" office:value="54698" calcext:value-type="float">
            <text:p>54698</text:p>
          </table:table-cell>
          <table:table-cell table:formula="of:=AVERAGE([.E8:.G8])/1000" office:value-type="float" office:value="68.2776666666667" calcext:value-type="float">
            <text:p>68.2776666667</text:p>
          </table:table-cell>
          <table:table-cell table:formula="of:=STDEV([.E8:.G8])/1000" office:value-type="float" office:value="23.5206726165162" calcext:value-type="float">
            <text:p>23.5206726165</text:p>
          </table:table-cell>
          <table:table-cell office:value-type="float" office:value="15729720" calcext:value-type="float">
            <text:p>15729720</text:p>
          </table:table-cell>
          <table:table-cell office:value-type="float" office:value="62054766" calcext:value-type="float">
            <text:p>62054766</text:p>
          </table:table-cell>
          <table:table-cell office:value-type="float" office:value="15729720" calcext:value-type="float">
            <text:p>15729720</text:p>
          </table:table-cell>
          <table:table-cell table:formula="of:=AVERAGE([.J8:.L8])/1000" office:value-type="float" office:value="31171.402" calcext:value-type="float">
            <text:p>31171.402</text:p>
          </table:table-cell>
          <table:table-cell table:formula="of:=STDEV([.J8:.L8])/1000" office:value-type="float" office:value="26745.7777783218" calcext:value-type="float">
            <text:p>26745.7777783218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2" calcext:value-type="float">
            <text:p>2</text:p>
          </table:table-cell>
          <table:table-cell office:value-type="float" office:value="35032" calcext:value-type="float">
            <text:p>35032</text:p>
          </table:table-cell>
          <table:table-cell office:value-type="float" office:value="41503" calcext:value-type="float">
            <text:p>41503</text:p>
          </table:table-cell>
          <table:table-cell office:value-type="float" office:value="38928" calcext:value-type="float">
            <text:p>38928</text:p>
          </table:table-cell>
          <table:table-cell table:formula="of:=AVERAGE([.E9:.G9])/1000" office:value-type="float" office:value="38.4876666666667" calcext:value-type="float">
            <text:p>38.4876666667</text:p>
          </table:table-cell>
          <table:table-cell table:formula="of:=STDEV([.E9:.G9])/1000" office:value-type="float" office:value="3.25789507709093" calcext:value-type="float">
            <text:p>3.2578950771</text:p>
          </table:table-cell>
          <table:table-cell office:value-type="float" office:value="65013" calcext:value-type="float">
            <text:p>65013</text:p>
          </table:table-cell>
          <table:table-cell table:number-columns-repeated="2" office:value-type="float" office:value="145754" calcext:value-type="float">
            <text:p>145754</text:p>
          </table:table-cell>
          <table:table-cell table:formula="of:=AVERAGE([.J9:.L9])/1000" office:value-type="float" office:value="118.840333333333" calcext:value-type="float">
            <text:p>118.8403333333</text:p>
          </table:table-cell>
          <table:table-cell table:formula="of:=STDEV([.J9:.L9])/1000" office:value-type="float" office:value="46.6158380846396" calcext:value-type="float">
            <text:p>46.6158380846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4" calcext:value-type="float">
            <text:p>4</text:p>
          </table:table-cell>
          <table:table-cell office:value-type="float" office:value="78960" calcext:value-type="float">
            <text:p>78960</text:p>
          </table:table-cell>
          <table:table-cell office:value-type="float" office:value="91922" calcext:value-type="float">
            <text:p>91922</text:p>
          </table:table-cell>
          <table:table-cell office:value-type="float" office:value="75903" calcext:value-type="float">
            <text:p>75903</text:p>
          </table:table-cell>
          <table:table-cell table:formula="of:=AVERAGE([.E10:.G10])/1000" office:value-type="float" office:value="82.2616666666667" calcext:value-type="float">
            <text:p>82.2616666667</text:p>
          </table:table-cell>
          <table:table-cell table:formula="of:=STDEV([.E10:.G10])/1000" office:value-type="float" office:value="8.50457772810228" calcext:value-type="float">
            <text:p>8.5045777281</text:p>
          </table:table-cell>
          <table:table-cell office:value-type="float" office:value="307234" calcext:value-type="float">
            <text:p>307234</text:p>
          </table:table-cell>
          <table:table-cell office:value-type="float" office:value="371196" calcext:value-type="float">
            <text:p>371196</text:p>
          </table:table-cell>
          <table:table-cell office:value-type="float" office:value="295700" calcext:value-type="float">
            <text:p>295700</text:p>
          </table:table-cell>
          <table:table-cell table:formula="of:=AVERAGE([.J10:.L10])/1000" office:value-type="float" office:value="324.71" calcext:value-type="float">
            <text:p>324.71</text:p>
          </table:table-cell>
          <table:table-cell table:formula="of:=STDEV([.J10:.L10])/1000" office:value-type="float" office:value="40.6690230519495" calcext:value-type="float">
            <text:p>40.6690230519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8" calcext:value-type="float">
            <text:p>8</text:p>
          </table:table-cell>
          <table:table-cell office:value-type="float" office:value="65048" calcext:value-type="float">
            <text:p>65048</text:p>
          </table:table-cell>
          <table:table-cell office:value-type="float" office:value="68879" calcext:value-type="float">
            <text:p>68879</text:p>
          </table:table-cell>
          <table:table-cell office:value-type="float" office:value="84931" calcext:value-type="float">
            <text:p>84931</text:p>
          </table:table-cell>
          <table:table-cell table:formula="of:=AVERAGE([.E11:.G11])/1000" office:value-type="float" office:value="72.9526666666667" calcext:value-type="float">
            <text:p>72.9526666667</text:p>
          </table:table-cell>
          <table:table-cell table:formula="of:=STDEV([.E11:.G11])/1000" office:value-type="float" office:value="10.5489095329012" calcext:value-type="float">
            <text:p>10.5489095329</text:p>
          </table:table-cell>
          <table:table-cell office:value-type="float" office:value="771755" calcext:value-type="float">
            <text:p>771755</text:p>
          </table:table-cell>
          <table:table-cell office:value-type="float" office:value="707793" calcext:value-type="float">
            <text:p>707793</text:p>
          </table:table-cell>
          <table:table-cell office:value-type="float" office:value="641733" calcext:value-type="float">
            <text:p>641733</text:p>
          </table:table-cell>
          <table:table-cell table:formula="of:=AVERAGE([.J11:.L11])/1000" office:value-type="float" office:value="707.093666666667" calcext:value-type="float">
            <text:p>707.0936666667</text:p>
          </table:table-cell>
          <table:table-cell table:formula="of:=STDEV([.J11:.L11])/1000" office:value-type="float" office:value="65.0138210024094" calcext:value-type="float">
            <text:p>65.0138210024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table:style-name="ce3" office:value-type="string" calcext:value-type="string">
            <text:p>NOOP</text:p>
          </table:table-cell>
          <table:table-cell office:value-type="float" office:value="16" calcext:value-type="float">
            <text:p>16</text:p>
          </table:table-cell>
          <table:table-cell office:value-type="float" office:value="67326" calcext:value-type="float">
            <text:p>67326</text:p>
          </table:table-cell>
          <table:table-cell office:value-type="float" office:value="62495" calcext:value-type="float">
            <text:p>62495</text:p>
          </table:table-cell>
          <table:table-cell office:value-type="float" office:value="53007" calcext:value-type="float">
            <text:p>53007</text:p>
          </table:table-cell>
          <table:table-cell table:formula="of:=AVERAGE([.E12:.G12])/1000" office:value-type="float" office:value="60.9426666666667" calcext:value-type="float">
            <text:p>60.9426666667</text:p>
          </table:table-cell>
          <table:table-cell table:formula="of:=STDEV([.E12:.G12])/1000" office:value-type="float" office:value="7.28462382922642" calcext:value-type="float">
            <text:p>7.2846238292</text:p>
          </table:table-cell>
          <table:table-cell office:value-type="float" office:value="1742740" calcext:value-type="float">
            <text:p>1742740</text:p>
          </table:table-cell>
          <table:table-cell office:value-type="float" office:value="2119180" calcext:value-type="float">
            <text:p>2119180</text:p>
          </table:table-cell>
          <table:table-cell office:value-type="float" office:value="1637882" calcext:value-type="float">
            <text:p>1637882</text:p>
          </table:table-cell>
          <table:table-cell table:formula="of:=AVERAGE([.J12:.L12])/1000" office:value-type="float" office:value="1833.26733333333" calcext:value-type="float">
            <text:p>1833.2673333333</text:p>
          </table:table-cell>
          <table:table-cell table:formula="of:=STDEV([.J12:.L12])/1000" office:value-type="float" office:value="253.097490626306" calcext:value-type="float">
            <text:p>253.0974906263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32" calcext:value-type="float">
            <text:p>32</text:p>
          </table:table-cell>
          <table:table-cell office:value-type="float" office:value="46223" calcext:value-type="float">
            <text:p>46223</text:p>
          </table:table-cell>
          <table:table-cell office:value-type="float" office:value="51839" calcext:value-type="float">
            <text:p>51839</text:p>
          </table:table-cell>
          <table:table-cell office:value-type="float" office:value="56490" calcext:value-type="float">
            <text:p>56490</text:p>
          </table:table-cell>
          <table:table-cell table:formula="of:=AVERAGE([.E13:.G13])/1000" office:value-type="float" office:value="51.5173333333333" calcext:value-type="float">
            <text:p>51.5173333333</text:p>
          </table:table-cell>
          <table:table-cell table:formula="of:=STDEV([.E13:.G13])/1000" office:value-type="float" office:value="5.14105284288475" calcext:value-type="float">
            <text:p>5.1410528429</text:p>
          </table:table-cell>
          <table:table-cell office:value-type="float" office:value="3373281" calcext:value-type="float">
            <text:p>3373281</text:p>
          </table:table-cell>
          <table:table-cell office:value-type="float" office:value="4974460" calcext:value-type="float">
            <text:p>4974460</text:p>
          </table:table-cell>
          <table:table-cell office:value-type="float" office:value="3364891" calcext:value-type="float">
            <text:p>3364891</text:p>
          </table:table-cell>
          <table:table-cell table:formula="of:=AVERAGE([.J13:.L13])/1000" office:value-type="float" office:value="3904.21066666667" calcext:value-type="float">
            <text:p>3904.2106666667</text:p>
          </table:table-cell>
          <table:table-cell table:formula="of:=STDEV([.J13:.L13])/1000" office:value-type="float" office:value="926.872604326146" calcext:value-type="float">
            <text:p>926.8726043261</text:p>
          </table:table-cell>
        </table:table-row>
        <table:table-row table:style-name="ro1">
          <table:table-cell/>
          <table:table-cell office:value-type="string" calcext:value-type="string">
            <text:p>seq_read </text:p>
          </table:table-cell>
          <table:table-cell office:value-type="string" calcext:value-type="string">
            <text:p>NOOP</text:p>
          </table:table-cell>
          <table:table-cell office:value-type="float" office:value="64" calcext:value-type="float">
            <text:p>64</text:p>
          </table:table-cell>
          <table:table-cell office:value-type="float" office:value="52741" calcext:value-type="float">
            <text:p>52741</text:p>
          </table:table-cell>
          <table:table-cell office:value-type="float" office:value="70209" calcext:value-type="float">
            <text:p>70209</text:p>
          </table:table-cell>
          <table:table-cell office:value-type="float" office:value="39823" calcext:value-type="float">
            <text:p>39823</text:p>
          </table:table-cell>
          <table:table-cell table:formula="of:=AVERAGE([.E14:.G14])/1000" office:value-type="float" office:value="54.2576666666667" calcext:value-type="float">
            <text:p>54.2576666667</text:p>
          </table:table-cell>
          <table:table-cell table:formula="of:=STDEV([.E14:.G14])/1000" office:value-type="float" office:value="15.2496707286857" calcext:value-type="float">
            <text:p>15.2496707287</text:p>
          </table:table-cell>
          <table:table-cell office:value-type="float" office:value="13239364" calcext:value-type="float">
            <text:p>13239364</text:p>
          </table:table-cell>
          <table:table-cell office:value-type="float" office:value="13147086" calcext:value-type="float">
            <text:p>13147086</text:p>
          </table:table-cell>
          <table:table-cell office:value-type="float" office:value="14675906" calcext:value-type="float">
            <text:p>14675906</text:p>
          </table:table-cell>
          <table:table-cell table:formula="of:=AVERAGE([.J14:.L14])/1000" office:value-type="float" office:value="13687.452" calcext:value-type="float">
            <text:p>13687.452</text:p>
          </table:table-cell>
          <table:table-cell table:formula="of:=STDEV([.J14:.L14])/1000" office:value-type="float" office:value="857.268796765635" calcext:value-type="float">
            <text:p>857.2687967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00:56:16.410742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6:17:09.588799818</meta:creation-date>
    <meta:generator>LibreOffice/5.1.6.2$Linux_X86_64 LibreOffice_project/10m0$Build-2</meta:generator>
    <dc:date>2017-08-28T01:25:16.252493134</dc:date>
    <meta:editing-duration>PT2H49M53S</meta:editing-duration>
    <meta:editing-cycles>31</meta:editing-cycles>
    <meta:document-statistic meta:table-count="1" meta:cell-count="1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NOOP.N3:NOOP.N8" chart:error-lower-range="NOOP.N3:NOOP.N8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aximum="3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NOOP.N3:NOOP.N8" chart:error-lower-range="NOOP.N3:NOOP.N8"/>
      <style:graphic-properties draw:stroke="none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NOOP.N3:NOOP.N8" chart:error-lower-range="NOOP.N3:NOOP.N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3.766cm" svg:y="0.298cm" chart:style-name="ch2">
          <text:p>NOOP Seequential read 1024KB</text:p>
        </chart:title>
        <chart:plot-area chart:style-name="ch3" table:cell-range-address="NOOP.D3:NOOP.D8 NOOP.M3:NOOP.M8" chart:data-source-has-labels="column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auto">
            <chartooo:date-scale/>
            <chart:title svg:x="5.827cm" svg:y="6.856cm" chart:style-name="ch5">
              <text:p>number of Jobs</text:p>
            </chart:title>
            <chart:categories table:cell-range-address="NOOP.D3:NOOP.D8"/>
          </chart:axis>
          <chart:axis chart:dimension="y" chart:name="primary-y" chart:style-name="ch6">
            <chart:title svg:x="0.451cm" svg:y="6.476cm" chart:style-name="ch7">
              <text:p>Total Latency  (msec)</text:p>
            </chart:title>
            <chart:grid chart:style-name="ch8" chart:class="major"/>
          </chart:axis>
          <chart:series chart:style-name="ch9" chart:values-cell-range-address="NOOP.M3:NOOP.M8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OOP.D3:NOOP.D8</svg:desc>
                </draw:g>
              </table:table-cell>
              <table:table-cell office:value-type="float" office:value="145.754">
                <text:p>145.754</text:p>
                <draw:g>
                  <svg:desc>NOOP.M3:NOOP.M8</svg:desc>
                </draw:g>
              </table:table-cell>
              <table:table-cell office:value-type="float" office:value="0">
                <text:p>0</text:p>
                <draw:g>
                  <svg:desc>NOOP.N3:NOOP.N8</svg:desc>
                </draw:g>
              </table:table-cell>
              <table:table-cell office:value-type="float" office:value="0">
                <text:p>0</text:p>
                <draw:g>
                  <svg:desc>NOOP.N3:NOOP.N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7.098666666667">
                <text:p>297.098666666667</text:p>
              </table:table-cell>
              <table:table-cell office:value-type="float" office:value="0.605640432379918">
                <text:p>0.605640432379918</text:p>
              </table:table-cell>
              <table:table-cell office:value-type="float" office:value="0.605640432379918">
                <text:p>0.6056404323799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4.801">
                <text:p>664.801</text:p>
              </table:table-cell>
              <table:table-cell office:value-type="float" office:value="21.205836390013">
                <text:p>21.205836390013</text:p>
              </table:table-cell>
              <table:table-cell office:value-type="float" office:value="21.205836390013">
                <text:p>21.2058363900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36.33766666667">
                <text:p>2536.33766666667</text:p>
              </table:table-cell>
              <table:table-cell office:value-type="float" office:value="516.879758575757">
                <text:p>516.879758575757</text:p>
              </table:table-cell>
              <table:table-cell office:value-type="float" office:value="516.879758575757">
                <text:p>516.8797585757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85.36133333333">
                <text:p>5785.36133333333</text:p>
              </table:table-cell>
              <table:table-cell office:value-type="float" office:value="141.061104519755">
                <text:p>141.061104519755</text:p>
              </table:table-cell>
              <table:table-cell office:value-type="float" office:value="141.061104519755">
                <text:p>141.0611045197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171.402">
                <text:p>31171.402</text:p>
              </table:table-cell>
              <table:table-cell office:value-type="float" office:value="26745.7777783218">
                <text:p>26745.7777783218</text:p>
              </table:table-cell>
              <table:table-cell office:value-type="float" office:value="26745.7777783218">
                <text:p>26745.7777783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NOOP.I3:NOOP.I8" chart:error-lower-range="NOOP.I3:NOOP.I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NOOP.I3:NOOP.I8" chart:error-lower-range="NOOP.I3:NOOP.I8"/>
      <style:graphic-properties draw:stroke="none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NOOP.I3:NOOP.I8" chart:error-lower-range="NOOP.I3:NOOP.I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3.699cm" svg:y="0.298cm" chart:style-name="ch2">
          <text:p>NOOP Seequential read  1024KB</text:p>
        </chart:title>
        <chart:plot-area chart:style-name="ch3" table:cell-range-address="NOOP.D3:NOOP.D8 NOOP.H3:NOOP.H8" chart:data-source-has-labels="column" svg:x="1.584cm" svg:y="1.239cm" svg:width="12.21cm" svg:height="5.455cm">
          <chartooo:coordinate-region svg:x="2.205cm" svg:y="1.438cm" svg:width="11.589cm" svg:height="4.609cm"/>
          <chart:axis chart:dimension="x" chart:name="primary-x" chart:style-name="ch4" chartooo:axis-type="auto">
            <chartooo:date-scale/>
            <chart:title svg:x="5.827cm" svg:y="6.856cm" chart:style-name="ch5">
              <text:p>number of Jobs</text:p>
            </chart:title>
            <chart:categories table:cell-range-address="NOOP.D3:NOOP.D8"/>
          </chart:axis>
          <chart:axis chart:dimension="y" chart:name="primary-y" chart:style-name="ch6">
            <chart:title svg:x="0.451cm" svg:y="6.45cm" chart:style-name="ch7">
              <text:p>Total Runtime (msec)</text:p>
            </chart:title>
            <chart:grid chart:style-name="ch8" chart:class="major"/>
          </chart:axis>
          <chart:series chart:style-name="ch9" chart:values-cell-range-address="NOOP.H3:NOOP.H8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OOP.D3:NOOP.D8</svg:desc>
                </draw:g>
              </table:table-cell>
              <table:table-cell office:value-type="float" office:value="65.5926666666667">
                <text:p>65.5926666666667</text:p>
                <draw:g>
                  <svg:desc>NOOP.H3:NOOP.H8</svg:desc>
                </draw:g>
              </table:table-cell>
              <table:table-cell office:value-type="float" office:value="3.23704994297792">
                <text:p>3.23704994297792</text:p>
                <draw:g>
                  <svg:desc>NOOP.I3:NOOP.I8</svg:desc>
                </draw:g>
              </table:table-cell>
              <table:table-cell office:value-type="float" office:value="3.23704994297792">
                <text:p>3.23704994297792</text:p>
                <draw:g>
                  <svg:desc>NOOP.I3:NOOP.I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.9996666666667">
                <text:p>63.9996666666667</text:p>
              </table:table-cell>
              <table:table-cell office:value-type="float" office:value="8.13239339514102">
                <text:p>8.13239339514102</text:p>
              </table:table-cell>
              <table:table-cell office:value-type="float" office:value="8.13239339514102">
                <text:p>8.13239339514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.7403333333333">
                <text:p>77.7403333333333</text:p>
              </table:table-cell>
              <table:table-cell office:value-type="float" office:value="5.45153275082644">
                <text:p>5.45153275082644</text:p>
              </table:table-cell>
              <table:table-cell office:value-type="float" office:value="5.45153275082644">
                <text:p>5.451532750826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.599">
                <text:p>70.599</text:p>
              </table:table-cell>
              <table:table-cell office:value-type="float" office:value="4.00642034739242">
                <text:p>4.00642034739242</text:p>
              </table:table-cell>
              <table:table-cell office:value-type="float" office:value="4.00642034739242">
                <text:p>4.006420347392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.088">
                <text:p>68.088</text:p>
              </table:table-cell>
              <table:table-cell office:value-type="float" office:value="3.85900919926346">
                <text:p>3.85900919926346</text:p>
              </table:table-cell>
              <table:table-cell office:value-type="float" office:value="3.85900919926346">
                <text:p>3.859009199263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.2776666666667">
                <text:p>68.2776666666667</text:p>
              </table:table-cell>
              <table:table-cell office:value-type="float" office:value="23.5206726165162">
                <text:p>23.5206726165162</text:p>
              </table:table-cell>
              <table:table-cell office:value-type="float" office:value="23.5206726165162">
                <text:p>23.5206726165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NOOP.I9:NOOP.I14" chart:error-lower-range="NOOP.I9:NOOP.I1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NOOP.I9:NOOP.I14" chart:error-lower-range="NOOP.I9:NOOP.I14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NOOP.I9:NOOP.I14" chart:error-lower-range="NOOP.I9:NOOP.I1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3.885cm" svg:y="0.298cm" chart:style-name="ch2">
          <text:p>SFQ Seequential read  1024KB</text:p>
        </chart:title>
        <chart:plot-area chart:style-name="ch3" table:cell-range-address="NOOP.D3:NOOP.D8 NOOP.H9:NOOP.H14" chart:data-source-has-labels="column" svg:x="1.584cm" svg:y="1.239cm" svg:width="12.21cm" svg:height="5.455cm">
          <chartooo:coordinate-region svg:x="2.205cm" svg:y="1.438cm" svg:width="11.589cm" svg:height="4.609cm"/>
          <chart:axis chart:dimension="x" chart:name="primary-x" chart:style-name="ch4" chartooo:axis-type="auto">
            <chartooo:date-scale/>
            <chart:title svg:x="5.827cm" svg:y="6.856cm" chart:style-name="ch5">
              <text:p>number of Jobs</text:p>
            </chart:title>
            <chart:categories table:cell-range-address="NOOP.D3:NOOP.D8"/>
          </chart:axis>
          <chart:axis chart:dimension="y" chart:name="primary-y" chart:style-name="ch6">
            <chart:title svg:x="0.451cm" svg:y="6.45cm" chart:style-name="ch7">
              <text:p>Total Runtime (msec)</text:p>
            </chart:title>
            <chart:grid chart:style-name="ch8" chart:class="major"/>
          </chart:axis>
          <chart:series chart:style-name="ch9" chart:values-cell-range-address="NOOP.H9:NOOP.H14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OOP.D3:NOOP.D8</svg:desc>
                </draw:g>
              </table:table-cell>
              <table:table-cell office:value-type="float" office:value="38.4876666666667">
                <text:p>38.4876666666667</text:p>
                <draw:g>
                  <svg:desc>NOOP.H9:NOOP.H14</svg:desc>
                </draw:g>
              </table:table-cell>
              <table:table-cell office:value-type="float" office:value="3.25789507709093">
                <text:p>3.25789507709093</text:p>
                <draw:g>
                  <svg:desc>NOOP.I9:NOOP.I14</svg:desc>
                </draw:g>
              </table:table-cell>
              <table:table-cell office:value-type="float" office:value="3.25789507709093">
                <text:p>3.25789507709093</text:p>
                <draw:g>
                  <svg:desc>NOOP.I9:NOOP.I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.2616666666667">
                <text:p>82.2616666666667</text:p>
              </table:table-cell>
              <table:table-cell office:value-type="float" office:value="8.50457772810228">
                <text:p>8.50457772810228</text:p>
              </table:table-cell>
              <table:table-cell office:value-type="float" office:value="8.50457772810228">
                <text:p>8.504577728102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9526666666667">
                <text:p>72.9526666666667</text:p>
              </table:table-cell>
              <table:table-cell office:value-type="float" office:value="10.5489095329012">
                <text:p>10.5489095329012</text:p>
              </table:table-cell>
              <table:table-cell office:value-type="float" office:value="10.5489095329012">
                <text:p>10.54890953290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.9426666666667">
                <text:p>60.9426666666667</text:p>
              </table:table-cell>
              <table:table-cell office:value-type="float" office:value="7.28462382922642">
                <text:p>7.28462382922642</text:p>
              </table:table-cell>
              <table:table-cell office:value-type="float" office:value="7.28462382922642">
                <text:p>7.284623829226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5173333333333">
                <text:p>51.5173333333333</text:p>
              </table:table-cell>
              <table:table-cell office:value-type="float" office:value="5.14105284288475">
                <text:p>5.14105284288475</text:p>
              </table:table-cell>
              <table:table-cell office:value-type="float" office:value="5.14105284288475">
                <text:p>5.141052842884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4.2576666666667">
                <text:p>54.2576666666667</text:p>
              </table:table-cell>
              <table:table-cell office:value-type="float" office:value="15.2496707286857">
                <text:p>15.2496707286857</text:p>
              </table:table-cell>
              <table:table-cell office:value-type="float" office:value="15.2496707286857">
                <text:p>15.2496707286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NOOP.N9:NOOP.N14" chart:error-lower-range="NOOP.N9:NOOP.N1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NOOP.N9:NOOP.N14" chart:error-lower-range="NOOP.N9:NOOP.N14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NOOP.N9:NOOP.N14" chart:error-lower-range="NOOP.N9:NOOP.N1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75cm" svg:height="8.129cm" xlink:href=".." xlink:type="simple" chart:class="chart:bar" chart:style-name="ch1">
        <chart:title svg:x="3.885cm" svg:y="0.298cm" chart:style-name="ch2">
          <text:p>SFQ Seequential read  1024KB</text:p>
        </chart:title>
        <chart:plot-area chart:style-name="ch3" table:cell-range-address="NOOP.D3:NOOP.D8 NOOP.M9:NOOP.M14" chart:data-source-has-labels="column" svg:x="1.584cm" svg:y="1.239cm" svg:width="12.21cm" svg:height="5.455cm">
          <chartooo:coordinate-region svg:x="2.761cm" svg:y="1.438cm" svg:width="11.033cm" svg:height="4.609cm"/>
          <chart:axis chart:dimension="x" chart:name="primary-x" chart:style-name="ch4" chartooo:axis-type="auto">
            <chartooo:date-scale/>
            <chart:title svg:x="5.827cm" svg:y="6.856cm" chart:style-name="ch5">
              <text:p>number of Jobs</text:p>
            </chart:title>
            <chart:categories table:cell-range-address="NOOP.D3:NOOP.D8"/>
          </chart:axis>
          <chart:axis chart:dimension="y" chart:name="primary-y" chart:style-name="ch6">
            <chart:title svg:x="0.451cm" svg:y="6.45cm" chart:style-name="ch7">
              <text:p>Total Runtime (msec)</text:p>
            </chart:title>
            <chart:grid chart:style-name="ch8" chart:class="major"/>
          </chart:axis>
          <chart:series chart:style-name="ch9" chart:values-cell-range-address="NOOP.M9:NOOP.M14" chart:class="chart:bar">
            <chart:error-indicator chart:style-name="ch10" chart:dimension="y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OOP.D3:NOOP.D8</svg:desc>
                </draw:g>
              </table:table-cell>
              <table:table-cell office:value-type="float" office:value="118.840333333333">
                <text:p>118.840333333333</text:p>
                <draw:g>
                  <svg:desc>NOOP.M9:NOOP.M14</svg:desc>
                </draw:g>
              </table:table-cell>
              <table:table-cell office:value-type="float" office:value="46.6158380846396">
                <text:p>46.6158380846396</text:p>
                <draw:g>
                  <svg:desc>NOOP.N9:NOOP.N14</svg:desc>
                </draw:g>
              </table:table-cell>
              <table:table-cell office:value-type="float" office:value="46.6158380846396">
                <text:p>46.6158380846396</text:p>
                <draw:g>
                  <svg:desc>NOOP.N9:NOOP.N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.71">
                <text:p>324.71</text:p>
              </table:table-cell>
              <table:table-cell office:value-type="float" office:value="40.6690230519495">
                <text:p>40.6690230519495</text:p>
              </table:table-cell>
              <table:table-cell office:value-type="float" office:value="40.6690230519495">
                <text:p>40.66902305194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7.093666666667">
                <text:p>707.093666666667</text:p>
              </table:table-cell>
              <table:table-cell office:value-type="float" office:value="65.0138210024094">
                <text:p>65.0138210024094</text:p>
              </table:table-cell>
              <table:table-cell office:value-type="float" office:value="65.0138210024094">
                <text:p>65.01382100240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33.26733333333">
                <text:p>1833.26733333333</text:p>
              </table:table-cell>
              <table:table-cell office:value-type="float" office:value="253.097490626306">
                <text:p>253.097490626306</text:p>
              </table:table-cell>
              <table:table-cell office:value-type="float" office:value="253.097490626306">
                <text:p>253.0974906263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04.21066666667">
                <text:p>3904.21066666667</text:p>
              </table:table-cell>
              <table:table-cell office:value-type="float" office:value="926.872604326146">
                <text:p>926.872604326146</text:p>
              </table:table-cell>
              <table:table-cell office:value-type="float" office:value="926.872604326146">
                <text:p>926.8726043261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687.452">
                <text:p>13687.452</text:p>
              </table:table-cell>
              <table:table-cell office:value-type="float" office:value="857.268796765635">
                <text:p>857.268796765635</text:p>
              </table:table-cell>
              <table:table-cell office:value-type="float" office:value="857.268796765635">
                <text:p>857.268796765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